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208dac" officeooo:paragraph-rsid="00208dac"/>
    </style:style>
    <style:style style:name="P9" style:family="paragraph" style:parent-style-name="Standard">
      <style:text-properties officeooo:paragraph-rsid="00208dac"/>
    </style:style>
    <style:style style:name="P10" style:family="paragraph" style:parent-style-name="Standard">
      <style:text-properties officeooo:rsid="002127c5" officeooo:paragraph-rsid="0022b4ce"/>
    </style:style>
    <style:style style:name="P11" style:family="paragraph" style:parent-style-name="Standard">
      <style:text-properties officeooo:rsid="002127c5" officeooo:paragraph-rsid="002d12f4"/>
    </style:style>
    <style:style style:name="P12" style:family="paragraph" style:parent-style-name="Standard">
      <style:text-properties officeooo:paragraph-rsid="00225362"/>
    </style:style>
    <style:style style:name="P13" style:family="paragraph" style:parent-style-name="Standard">
      <style:text-properties officeooo:rsid="00225362" officeooo:paragraph-rsid="0025e4f2"/>
    </style:style>
    <style:style style:name="P14" style:family="paragraph" style:parent-style-name="Standard">
      <style:text-properties officeooo:rsid="00225362" officeooo:paragraph-rsid="00277e2f"/>
    </style:style>
    <style:style style:name="P15" style:family="paragraph" style:parent-style-name="Standard">
      <style:text-properties officeooo:rsid="00225362" officeooo:paragraph-rsid="002b4567"/>
    </style:style>
    <style:style style:name="P16" style:family="paragraph" style:parent-style-name="Standard">
      <style:text-properties officeooo:rsid="00225362" officeooo:paragraph-rsid="002cb608"/>
    </style:style>
    <style:style style:name="P17" style:family="paragraph" style:parent-style-name="Standard">
      <style:text-properties officeooo:rsid="00225362" officeooo:paragraph-rsid="002d12f4"/>
    </style:style>
    <style:style style:name="P18" style:family="paragraph" style:parent-style-name="Standard">
      <style:text-properties officeooo:paragraph-rsid="00277e2f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paragraph-rsid="002b4567"/>
    </style:style>
    <style:style style:name="P21" style:family="paragraph" style:parent-style-name="Standard">
      <style:text-properties officeooo:rsid="0011637c" officeooo:paragraph-rsid="00208dac"/>
    </style:style>
    <style:style style:name="P22" style:family="paragraph" style:parent-style-name="Standard">
      <style:text-properties officeooo:rsid="00171cdc" officeooo:paragraph-rsid="00171cdc"/>
    </style:style>
    <style:style style:name="P2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5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6" style:family="paragraph" style:parent-style-name="Title">
      <style:text-properties officeooo:rsid="001c45bd" officeooo:paragraph-rsid="001c45b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P45" style:family="paragraph" style:parent-style-name="Standard">
      <style:text-properties officeooo:rsid="001fdc97" officeooo:paragraph-rsid="00208dac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ized Type Theory</text:p>
      <text:p text:style-name="P24">by Sven Nilsen, 2020</text:p>
      <text:p text:style-name="P25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Symbols</text:p>
          </table:table-cell>
          <table:table-cell table:style-name="Table1.A1" office:value-type="string">
            <text:p text:style-name="P27">Type</text:p>
          </table:table-cell>
          <table:table-cell table:style-name="Table1.A1" office:value-type="string">
            <text:p text:style-name="P27">Description</text:p>
          </table:table-cell>
          <table:table-cell table:style-name="Table1.D1" office:value-type="string">
            <text:p text:style-name="P27">Language</text:p>
          </table:table-cell>
        </table:table-row>
        <table:table-row>
          <table:table-cell table:style-name="Table1.A2" office:value-type="string">
            <text:p text:style-name="P28">A, B, C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Grammar expression</text:p>
          </table:table-cell>
          <table:table-cell table:style-name="Table1.D2" office:value-type="string">
            <text:p text:style-name="P28">Parsing</text:p>
          </table:table-cell>
        </table:table-row>
        <table:table-row>
          <table:table-cell table:style-name="Table1.A2" office:value-type="string">
            <text:p text:style-name="P36">A | B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6">Selection grammar rule</text:p>
          </table:table-cell>
          <table:table-cell table:style-name="Table1.D2" office:value-type="string">
            <text:p text:style-name="P37">Parsing</text:p>
          </table:table-cell>
        </table:table-row>
        <table:table-row>
          <table:table-cell table:style-name="Table1.A2" office:value-type="string">
            <text:p text:style-name="P30">()[]{}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28">Parentheses</text:p>
          </table:table-cell>
          <table:table-cell table:style-name="Table1.D2" office:value-type="string">
            <text:p text:style-name="P28">Parsing</text:p>
          </table:table-cell>
        </table:table-row>
        <table:table-row>
          <table:table-cell table:style-name="Table1.A2" office:value-type="string">
            <text:p text:style-name="P28">x, y, z, <text:span text:style-name="T22">i, j, k, f, g</text:span>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28">Variable expression</text:p>
          </table:table-cell>
          <table:table-cell table:style-name="Table1.D2" office:value-type="string">
            <text:p text:style-name="P28">Computation</text:p>
          </table:table-cell>
        </table:table-row>
        <table:table-row>
          <table:table-cell table:style-name="Table1.A2" office:value-type="string">
            <text:p text:style-name="P40">f(x)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40">Application</text:p>
          </table:table-cell>
          <table:table-cell table:style-name="Table1.D2" office:value-type="string">
            <text:p text:style-name="P40">Computation</text:p>
          </table:table-cell>
        </table:table-row>
        <table:table-row>
          <table:table-cell table:style-name="Table1.A2" office:value-type="string">
            <text:p text:style-name="P28">bool</text:p>
          </table:table-cell>
          <table:table-cell table:style-name="Table1.A2" office:value-type="string">
            <text:p text:style-name="P28">type</text:p>
          </table:table-cell>
          <table:table-cell table:style-name="Table1.A2" office:value-type="string">
            <text:p text:style-name="P28">Boolean</text:p>
          </table:table-cell>
          <table:table-cell table:style-name="Table1.D2" office:value-type="string">
            <text:p text:style-name="P38">Boolean algebra</text:p>
          </table:table-cell>
        </table:table-row>
        <table:table-row>
          <table:table-cell table:style-name="Table1.A2" office:value-type="string">
            <text:p text:style-name="P32">¬, ∧, ∨, ⊻, <text:span text:style-name="T10">==, =&gt;</text:span></text:p>
          </table:table-cell>
          <table:table-cell table:style-name="Table1.A2" office:value-type="string">
            <text:p text:style-name="P43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29">NOT, AND, OR, XOR, EQ, IMPL</text:p>
          </table:table-cell>
          <table:table-cell table:style-name="Table1.D2" office:value-type="string">
            <text:p text:style-name="P38">Boolean algebra</text:p>
          </table:table-cell>
        </table:table-row>
        <table:table-row>
          <table:table-cell table:style-name="Table1.A2" office:value-type="string">
            <text:p text:style-name="P30">T, <text:span text:style-name="T30">U, V</text:span></text:p>
          </table:table-cell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Generic type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0">if A <text:span text:style-name="T30">{ </text:span>B } else { C }</text:p>
          </table:table-cell>
          <table:table-cell table:style-name="Table1.A2" office:value-type="string">
            <text:p text:style-name="P30">bool → T → T</text:p>
          </table:table-cell>
          <table:table-cell table:style-name="Table1.A2" office:value-type="string">
            <text:p text:style-name="P30">If (with optional else-ifs)</text:p>
          </table:table-cell>
          <table:table-cell table:style-name="Table1.D2" office:value-type="string">
            <text:p text:style-name="P30">Logic</text:p>
          </table:table-cell>
        </table:table-row>
        <table:table-row>
          <table:table-cell table:style-name="Table1.A2" office:value-type="string">
            <text:p text:style-name="P33">∀ <text:span text:style-name="T14">A { B }</text:span></text:p>
          </table:table-cell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For-all</text:p>
          </table:table-cell>
          <table:table-cell table:style-name="Table1.D2" office:value-type="string">
            <text:p text:style-name="P30">Logic</text:p>
          </table:table-cell>
        </table:table-row>
        <table:table-row>
          <table:table-cell table:style-name="Table1.A2" office:value-type="string">
            <text:p text:style-name="P33">∃ <text:span text:style-name="T14">A { B }</text:span></text:p>
          </table:table-cell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There-exists</text:p>
          </table:table-cell>
          <table:table-cell table:style-name="Table1.D2" office:value-type="string">
            <text:p text:style-name="P30">Logic</text:p>
          </table:table-cell>
        </table:table-row>
        <table:table-row>
          <table:table-cell table:style-name="Table1.A2" office:value-type="string">
            <text:p text:style-name="P33">A + B</text:p>
          </table:table-cell>
          <table:table-cell table:style-name="Table1.A2" office:value-type="string">
            <text:p text:style-name="P33">(nat, nat) → nat</text:p>
          </table:table-cell>
          <table:table-cell table:style-name="Table1.A2" office:value-type="string">
            <text:p text:style-name="P33">Addition</text:p>
          </table:table-cell>
          <table:table-cell table:style-name="Table1.D2" office:value-type="string">
            <text:p text:style-name="P33">Arithmetic</text:p>
          </table:table-cell>
        </table:table-row>
        <table:table-row>
          <table:table-cell table:style-name="Table1.A2" office:value-type="string">
            <text:p text:style-name="P33">A · B</text:p>
          </table:table-cell>
          <table:table-cell table:style-name="Table1.A2" office:value-type="string">
            <text:p text:style-name="P33">(nat, nat) → nat</text:p>
          </table:table-cell>
          <table:table-cell table:style-name="Table1.A2" office:value-type="string">
            <text:p text:style-name="P33">Multiplication</text:p>
          </table:table-cell>
          <table:table-cell table:style-name="Table1.D2" office:value-type="string">
            <text:p text:style-name="P33">Arithmetic</text:p>
          </table:table-cell>
        </table:table-row>
        <table:table-row>
          <table:table-cell table:style-name="Table1.A2" office:value-type="string">
            <text:p text:style-name="P28">&lt;=&gt;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Substitutional equivalence</text:p>
          </table:table-cell>
          <table:table-cell table:style-name="Table1.D2" office:value-type="string">
            <text:p text:style-name="P28">Meta-language</text:p>
          </table:table-cell>
        </table:table-row>
        <table:table-row>
          <table:table-cell table:style-name="Table1.A2" office:value-type="string">
            <text:p text:style-name="P28">α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4">Quantifier symbol</text:p>
          </table:table-cell>
          <table:table-cell table:style-name="Table1.D2" office:value-type="string">
            <text:p text:style-name="P34">Meta-language</text:p>
          </table:table-cell>
        </table:table-row>
        <table:table-row>
          <table:table-cell table:style-name="Table1.A2" office:value-type="string">
            <text:p text:style-name="P28">⊥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4">Bottom typ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4">type</text:p>
          </table:table-cell>
          <table:table-cell table:style-name="Table1.A2" office:value-type="string">
            <text:p text:style-name="P34">type<text:span text:style-name="T11">1</text:span></text:p>
          </table:table-cell>
          <table:table-cell table:style-name="Table1.A2" office:value-type="string">
            <text:p text:style-name="P34">Type universe zero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4">type<text:span text:style-name="T11">n</text:span></text:p>
          </table:table-cell>
          <table:table-cell table:style-name="Table1.A2" office:value-type="string">
            <text:p text:style-name="P34">type<text:span text:style-name="T11">n+1</text:span></text:p>
          </table:table-cell>
          <table:table-cell table:style-name="Table1.A2" office:value-type="string">
            <text:p text:style-name="P34">Type univers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4">()</text:p>
          </table:table-cell>
          <table:table-cell table:style-name="Table1.A2" office:value-type="string">
            <text:p text:style-name="P34">type</text:p>
          </table:table-cell>
          <table:table-cell table:style-name="Table1.A2" office:value-type="string">
            <text:p text:style-name="P34">Unit typ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0">A : B</text:p>
          </table:table-cell>
          <table:table-cell table:style-name="Table1.A2" office:value-type="string">
            <text:p text:style-name="P39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0">Judgement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5">A + B, (A, B), <text:span text:style-name="T13">A → B</text:span></text:p>
          </table:table-cell>
          <table:table-cell table:style-name="Table1.A2" office:value-type="string">
            <text:p text:style-name="P34">(type, type) → type</text:p>
          </table:table-cell>
          <table:table-cell table:style-name="Table1.A2" office:value-type="string">
            <text:p text:style-name="P34">Sum, <text:span text:style-name="T18">product, exponential</text:span> typ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3">A := B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Definitional equality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4">|A|</text:p>
          </table:table-cell>
          <table:table-cell table:style-name="Table1.A2" office:value-type="string">
            <text:p text:style-name="P34">type → nat</text:p>
          </table:table-cell>
          <table:table-cell table:style-name="Table1.A2" office:value-type="string">
            <text:p text:style-name="P34">Type size operator</text:p>
          </table:table-cell>
          <table:table-cell table:style-name="Table1.D2" office:value-type="string">
            <text:p text:style-name="P34">Sized type theory</text:p>
          </table:table-cell>
        </table:table-row>
        <table:table-row>
          <table:table-cell table:style-name="Table1.A2" office:value-type="string">
            <text:p text:style-name="P33">A[B]</text:p>
          </table:table-cell>
          <table:table-cell table:style-name="Table1.A2" office:value-type="string">
            <text:p text:style-name="P33">(type, type) → type</text:p>
          </table:table-cell>
          <table:table-cell table:style-name="Table1.A2" office:value-type="string">
            <text:p text:style-name="P33">Index operator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39">A[1..]</text:p>
          </table:table-cell>
          <table:table-cell table:style-name="Table1.A2" office:value-type="string">
            <text:p text:style-name="P39">type → type</text:p>
          </table:table-cell>
          <table:table-cell table:style-name="Table1.A2" office:value-type="string">
            <text:p text:style-name="P39">Tail type operator</text:p>
          </table:table-cell>
          <table:table-cell table:style-name="Table1.D2" office:value-type="string">
            <text:p text:style-name="P39">Sized type theory</text:p>
          </table:table-cell>
        </table:table-row>
        <table:table-row>
          <table:table-cell table:style-name="Table1.A2" office:value-type="string">
            <text:p text:style-name="P33">A →→ B</text:p>
          </table:table-cell>
          <table:table-cell table:style-name="Table1.A2" office:value-type="string">
            <text:p text:style-name="P33">(type, type) → type</text:p>
          </table:table-cell>
          <table:table-cell table:style-name="Table1.A2" office:value-type="string">
            <text:p text:style-name="P33">Isomorphism operator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33">A ~:= B</text:p>
          </table:table-cell>
          <table:table-cell table:style-name="Table1.A2" office:value-type="string">
            <text:p text:style-name="P30">type →→ type</text:p>
          </table:table-cell>
          <table:table-cell table:style-name="Table1.A2" office:value-type="string">
            <text:p text:style-name="P30">Definitional space</text:p>
          </table:table-cell>
          <table:table-cell table:style-name="Table1.D2" office:value-type="string">
            <text:p text:style-name="P30">Sized type theory</text:p>
          </table:table-cell>
        </table:table-row>
        <table:table-row>
          <table:table-cell table:style-name="Table1.A2" office:value-type="string">
            <text:p text:style-name="P38">A ~= B</text:p>
          </table:table-cell>
          <table:table-cell table:style-name="Table1.A2" office:value-type="string">
            <text:p text:style-name="P38">(type, type) → type</text:p>
          </table:table-cell>
          <table:table-cell table:style-name="Table1.A2" office:value-type="string">
            <text:p text:style-name="P38">Equivalence </text:p>
          </table:table-cell>
          <table:table-cell table:style-name="Table1.D2" office:value-type="string">
            <text:p text:style-name="P38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1">A ~ 0, A ~ 1</text:p>
          </table:table-cell>
          <table:table-cell table:style-name="Table1.A2" office:value-type="string">
            <text:p text:style-name="P41">(type ~= type) → type</text:p>
          </table:table-cell>
          <table:table-cell table:style-name="Table1.A2" office:value-type="string">
            <text:p text:style-name="P41">Path <text:span text:style-name="T28">equivalence </text:span>endpoints</text:p>
          </table:table-cell>
          <table:table-cell table:style-name="Table1.D2" office:value-type="string">
            <text:p text:style-name="P41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2">A<text:span text:style-name="T4">-1</text:span></text:p>
          </table:table-cell>
          <table:table-cell table:style-name="Table1.A2" office:value-type="string">
            <text:p text:style-name="P44">(type →→ type) → (type →→ type)</text:p>
          </table:table-cell>
          <table:table-cell table:style-name="Table1.A2" office:value-type="string">
            <text:p text:style-name="P42">Isomorphism inverse</text:p>
          </table:table-cell>
          <table:table-cell table:style-name="Table1.D2" office:value-type="string">
            <text:p text:style-name="P42">Sized type theory</text:p>
          </table:table-cell>
        </table:table-row>
      </table:table>
      <text:p text:style-name="Standard"/>
      <text:p text:style-name="P8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3"><text:span text:style-name="T15">Quantifier</text:span> symbol</text:p>
      <text:p text:style-name="P4"><text:tab/>α<text:tab/><text:tab/><text:span text:style-name="T16">&lt;=&gt;<text:tab/></text:span>∀ | ∃</text:p>
      <text:p text:style-name="P19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2"><text:tab/> <text:span text:style-name="T9">α A : B { C }<text:tab/>&lt;=&gt;<text:tab/>α A { (A : B) =&gt; C }<text:tab/>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19">Type size axioms</text:p>
      <text:p text:style-name="P3"><text:tab/>|⊥| == 0<text:tab/><text:tab/><text:tab/><text:tab/><text:tab/><text:tab/><text:tab/>Bottom type</text:p>
      <text:p text:style-name="P9"><text:tab/>∀ <text:span text:style-name="T25">x : bool { |x| == 1 }<text:tab/><text:tab/><text:tab/><text:tab/><text:tab/><text:tab/>Booleans</text:span></text:p>
      <text:p text:style-name="P18"><text:tab/>∀ <text:span text:style-name="T25">x : nat { |x| == 1 }<text:tab/><text:tab/><text:tab/><text:tab/><text:tab/><text:tab/>Natural numbers</text:span></text:p>
      <text:p text:style-name="P21"><text:tab/>∀ x, y { |x + y| == |x| + |y| }<text:tab/><text:tab/><text:tab/><text:tab/><text:tab/>Sum type</text:p>
      <text:p text:style-name="P21"><text:tab/>∀ x, y { |(x, y)| == |x| · |y| }<text:tab/><text:tab/><text:tab/><text:tab/><text:tab/>Product type</text:p>
      <text:p text:style-name="P9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9"><text:tab/><text:span text:style-name="T1">∀ x, y { if |x| == |y| { |x →→ y| == |x|! } else { 0 } }<text:tab/>Isomorphism type size</text:span></text:p>
      <text:p text:style-name="P9"><text:tab/><text:span text:style-name="T2">∀ x, y { (x ~:= y) =&gt; (|x| == |y|) }<text:tab/><text:tab/><text:tab/><text:tab/>Space type size</text:span></text:p>
      <text:p text:style-name="P19">Type judgements</text:p>
      <text:p text:style-name="P9"><text:tab/><text:span text:style-name="T2">∀ x { (|x| == 1) == ∃ y { (x : y) ∧ (y : type) } }<text:tab/><text:tab/>Primitive type</text:span></text:p>
      <text:p text:style-name="P20"><text:tab/><text:span text:style-name="T20">∀ x, y, i { x[i] : (x + y) }<text:tab/><text:tab/><text:tab/><text:tab/><text:tab/>Sum type</text:span></text:p>
      <text:p text:style-name="P14"><text:tab/>∀ <text:span text:style-name="T25">x, y, i, j { (x[i], y[j]) : (x, y) }<text:tab/><text:tab/><text:tab/><text:tab/>Product type</text:span></text:p>
      <text:p text:style-name="P16"><text:tab/>∀ <text:span text:style-name="T25">x, y, i, f : x → y { f(x[i]) : y }<text:tab/><text:tab/><text:tab/><text:tab/>Function/exponential type</text:span></text:p>
      <text:p text:style-name="P20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</text:span></text:p>
      <text:p text:style-name="P13"><text:tab/><text:span text:style-name="T19">∀ f : x → y, g : x →→ z { f[g → id] : z → y }<text:tab/><text:tab/>Asymmetric path transport</text:span></text:p>
      <text:p text:style-name="P13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3"><text:tab/>∀ <text:span text:style-name="T27">x, y { ((x ~= y) ~ 0) : x }<text:tab/><text:tab/><text:tab/><text:tab/><text:tab/>Path start point</text:span></text:p>
      <text:p text:style-name="P15"><text:tab/>∀ <text:span text:style-name="T27">x, y { ((x ~= y) ~ 1) : y }<text:tab/><text:tab/><text:tab/><text:tab/><text:tab/>Path end point</text:span></text:p>
      <text:p text:style-name="P19">Space orders</text:p>
      <text:p text:style-name="P9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19">Equivalence operator overloading</text:p>
      <text:p text:style-name="P10"><text:tab/>∀ x : <text:span text:style-name="T20">X</text:span>, y : <text:span text:style-name="T20">Y, f : X → Y</text:span> { f(x ~= y) == (f(x) ~= f(y)) }<text:tab/><text:tab/><text:span text:style-name="T23">Function application</text:span></text:p>
      <text:p text:style-name="P13"><text:span text:style-name="T19"><text:tab/>∀ x : </text:span>X<text:span text:style-name="T19">, y : </text:span>Y, f : X →→ Y<text:span text:style-name="T19"> { f</text:span>[<text:span text:style-name="T19">x ~= y</text:span>]<text:span text:style-name="T19"> == (f[x] ~= f[y]) }<text:tab/><text:tab/>Space indexing</text:span></text:p>
      <text:p text:style-name="P19">Equivalence construction</text:p>
      <text:p text:style-name="P17"><text:tab/><text:span text:style-name="T19">∀ x { x ~= x }<text:tab/><text:tab/><text:tab/><text:tab/><text:tab/><text:tab/><text:tab/><text:tab/>By reflection</text:span></text:p>
      <text:p text:style-name="P11"><text:tab/>∀ f : X → Y, g : X →→ Z { (f ~= f[g → id]) : type }<text:tab/><text:tab/>By asymmetric transport</text:p>
      <text:p text:style-name="P13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19">Boolean<text:span text:style-name="T25">s</text:span></text:p>
      <text:p text:style-name="P22"><text:tab/>bool ~:= false + true</text:p>
      <text:p text:style-name="P19">Natural numbers</text:p>
      <text:p text:style-name="P8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01:07:18.776398000</dc:date>
    <meta:editing-duration>PT10M38S</meta:editing-duration>
    <meta:editing-cycles>3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4" meta:word-count="927" meta:character-count="3854" meta:non-whitespace-character-count="2975"/>
  </office:meta>
</office:document-meta>
</file>